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1.75cm" fo:min-width="10.5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5.25cm" fo:min-width="10.5cm" loext:decorative="false"/>
    </style:style>
    <style:style style:name="gr4" style:family="graphic" style:parent-style-name="objectwithoutfill">
      <style:graphic-properties svg:stroke-opacity="100%" draw:fill="solid" draw:fill-color="#ffd320" draw:textarea-vertical-align="middle" draw:auto-grow-height="false" fo:min-height="1.25cm" fo:min-width="7.25cm" loext:decorative="false"/>
    </style:style>
    <style:style style:name="gr5" style:family="graphic" style:parent-style-name="objectwithoutfill">
      <style:graphic-properties svg:stroke-opacity="100%" draw:fill="solid" draw:fill-color="#ffd320" loext:fill-use-slide-background="false" draw:textarea-vertical-align="middle" draw:auto-grow-height="false" fo:min-height="11.75cm" fo:min-width="11.5cm" loext:decorative="false"/>
    </style:style>
    <style:style style:name="gr6" style:family="graphic" style:parent-style-name="objectwithoutfill">
      <style:graphic-properties svg:stroke-width="0.099cm" draw:marker-start-width="0.349cm" draw:marker-end-width="0.349cm" svg:stroke-opacity="100%" draw:fill="none" draw:fill-color="#ffd320" loext:fill-use-slide-background="false" draw:textarea-vertical-align="middle" draw:auto-grow-height="false" fo:min-height="11.75cm" fo:min-width="11.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6cm" fo:min-width="9cm" loext:decorative="false"/>
    </style:style>
    <style:style style:name="gr9" style:family="graphic" style:parent-style-name="standard">
      <style:graphic-properties svg:stroke-width="0.081cm" svg:stroke-color="#008080" draw:marker-start="Square" draw:marker-start-width="0.421cm" draw:marker-end="Arrow" draw:marker-end-width="0.421cm" draw:textarea-vertical-align="middle" fo:padding-top="0.165cm" fo:padding-bottom="0.165cm" fo:padding-left="0.29cm" fo:padding-right="0.29cm" loext:decorative="false"/>
    </style:style>
    <style:style style:name="gr10" style:family="graphic" style:parent-style-name="Entity">
      <style:graphic-properties svg:stroke-color="#00ae00" fo:min-height="6.988cm" fo:min-width="5.738cm" loext:decorative="false"/>
    </style:style>
    <style:style style:name="gr11" style:family="graphic" style:parent-style-name="Config">
      <style:graphic-properties draw:stroke="solid" svg:stroke-width="0.018cm" svg:stroke-color="#000000" draw:marker-start-width="0.227cm" draw:marker-end-width="0.227cm" draw:fill="solid" draw:fill-color="#ff950e" fo:min-height="1.732cm" fo:min-width="2.582cm" fo:padding-top="0.134cm" fo:padding-bottom="0.134cm" fo:padding-left="0.259cm" fo:padding-right="0.259cm" loext:decorative="false"/>
    </style:style>
    <style:style style:name="gr12" style:family="graphic" style:parent-style-name="Config">
      <style:graphic-properties svg:stroke-width="0.018cm" svg:stroke-color="#000000" draw:marker-start-width="0.227cm" draw:marker-end-width="0.227cm" draw:fill="solid" draw:fill-color="#ff950e" fo:min-height="1.139cm" fo:min-width="2.583cm" fo:padding-top="0.134cm" fo:padding-bottom="0.134cm" fo:padding-left="0.259cm" fo:padding-right="0.259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4" style:family="graphic" style:parent-style-name="standard">
      <style:graphic-properties svg:stroke-width="0.159cm" svg:stroke-color="#198a8a" draw:marker-start="Square" draw:marker-start-width="0.538cm" draw:marker-end="Arrow" draw:marker-end-width="0.538cm" draw:textarea-vertical-align="middle" fo:padding-top="0.204cm" fo:padding-bottom="0.204cm" fo:padding-left="0.329cm" fo:padding-right="0.329cm" loext:decorative="false"/>
    </style:style>
    <style:style style:name="gr15" style:family="graphic" style:parent-style-name="standard">
      <style:graphic-properties draw:stroke="dash" draw:stroke-dash="Ultrafine_20_Dashed" svg:stroke-width="0.159cm" svg:stroke-color="#ff950e" draw:marker-start="" draw:marker-start-width="0.538cm" draw:marker-end="Arrowheads_20_2" draw:marker-end-width="0.538cm" svg:stroke-linecap="butt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draw:stroke="none" draw:fill="solid" draw:fill-color="#00ae00" draw:textarea-vertical-align="middle" draw:auto-grow-height="false" fo:min-height="0.457cm" fo:min-width="0.207cm" loext:decorative="false"/>
    </style:style>
    <style:style style:name="gr17" style:family="graphic" style:parent-style-name="standard">
      <style:graphic-properties draw:stroke="none" draw:fill="solid" draw:fill-color="#ff950e" draw:textarea-vertical-align="middle" draw:auto-grow-height="false" fo:min-height="0.458cm" fo:min-width="0.207cm" loext:decorative="false"/>
    </style:style>
    <style:style style:name="gr18" style:family="graphic" style:parent-style-name="standard">
      <style:graphic-properties draw:stroke="none" draw:fill="solid" draw:fill-color="#198a8a" draw:textarea-vertical-align="middle" draw:auto-grow-height="false" fo:min-height="0.457cm" fo:min-width="0.207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0" style:family="graphic" style:parent-style-name="Config">
      <style:graphic-properties draw:stroke="solid" svg:stroke-width="0.018cm" svg:stroke-color="#000000" draw:marker-start-width="0.227cm" draw:marker-end-width="0.227cm" draw:fill="solid" draw:fill-color="#198a8a" fo:min-height="0.732cm" fo:min-width="4.482cm" fo:padding-top="0.134cm" fo:padding-bottom="0.134cm" fo:padding-left="0.259cm" fo:padding-right="0.25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d320"/>
      <style:paragraph-properties fo:text-align="center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d320"/>
      <style:paragraph-properties fo:text-align="center"/>
    </style:style>
    <style:style style:name="P6" style:family="paragraph">
      <loext:graphic-properties draw:fill="solid" draw:fill-color="#e6e6e6"/>
      <style:paragraph-properties fo:text-align="center"/>
    </style:style>
    <style:style style:name="P7" style:family="paragraph">
      <loext:graphic-properties draw:fill="solid" draw:fill-color="#ff950e"/>
    </style:style>
    <style:style style:name="P8" style:family="paragraph">
      <loext:graphic-properties draw:fill="solid" draw:fill-color="#00ae00"/>
      <style:paragraph-properties fo:text-align="center"/>
    </style:style>
    <style:style style:name="P9" style:family="paragraph">
      <loext:graphic-properties draw:fill="solid" draw:fill-color="#ff950e"/>
      <style:paragraph-properties fo:text-align="center"/>
    </style:style>
    <style:style style:name="P10" style:family="paragraph">
      <loext:graphic-properties draw:fill="solid" draw:fill-color="#198a8a"/>
      <style:paragraph-properties fo:text-align="center"/>
    </style:style>
    <style:style style:name="P11" style:family="paragraph">
      <loext:graphic-properties draw:fill="solid" draw:fill-color="#198a8a"/>
    </style:style>
    <style:style style:name="P12" style:family="paragraph">
      <style:text-properties fo:color="#ffffff" loext:opacity="100%"/>
    </style:style>
    <style:style style:name="P13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2cm" svg:x="9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0cm" svg:y="3cm">
          <draw:text-box>
            <text:p>Channel</text:p>
          </draw:text-box>
        </draw:frame>
        <draw:custom-shape draw:style-name="gr3" draw:text-style-name="P1" draw:layer="layout" svg:width="11cm" svg:height="5.5cm" svg:x="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0cm" svg:y="6cm">
          <draw:text-box>
            <text:p>Entry</text:p>
          </draw:text-box>
        </draw:frame>
      </draw:page>
      <draw:page draw:name="page2" draw:style-name="dp1" draw:master-page-name="Default">
        <draw:custom-shape draw:style-name="gr1" draw:text-style-name="P1" draw:layer="layout" svg:width="11cm" svg:height="2cm" svg:x="9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0cm" svg:y="3cm">
          <draw:text-box>
            <text:p>Channel type A</text:p>
          </draw:text-box>
        </draw:frame>
        <draw:frame draw:style-name="gr2" draw:text-style-name="P2" draw:layer="layout" svg:width="5cm" svg:height="1cm" svg:x="14.98cm" svg:y="3cm">
          <draw:text-box>
            <text:p>Channel type B</text:p>
          </draw:text-box>
        </draw:frame>
        <draw:custom-shape draw:style-name="gr3" draw:text-style-name="P1" draw:layer="layout" svg:width="11cm" svg:height="5.5cm" svg:x="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0cm" svg:y="6cm">
          <draw:text-box>
            <text:p>Entry type A</text:p>
          </draw:text-box>
        </draw:frame>
        <draw:frame draw:style-name="gr2" draw:text-style-name="P2" draw:layer="layout" svg:width="4.75cm" svg:height="1cm" svg:x="15cm" svg:y="6cm">
          <draw:text-box>
            <text:p>Entry type B</text:p>
          </draw:text-box>
        </draw:frame>
      </draw:page>
      <draw:page draw:name="page3" draw:style-name="dp1" draw:master-page-name="Default">
        <draw:custom-shape draw:style-name="gr1" draw:text-style-name="P1" draw:layer="layout" svg:width="11cm" svg:height="2cm" svg:x="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3cm">
          <draw:text-box>
            <text:p>Channel type A</text:p>
          </draw:text-box>
        </draw:frame>
        <draw:frame draw:style-name="gr2" draw:text-style-name="P2" draw:layer="layout" svg:width="5cm" svg:height="1cm" svg:x="7.98cm" svg:y="3cm">
          <draw:text-box>
            <text:p>Channel type B</text:p>
          </draw:text-box>
        </draw:frame>
        <draw:custom-shape draw:style-name="gr3" draw:text-style-name="P1" draw:layer="layout" svg:width="11cm" svg:height="5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6cm">
          <draw:text-box>
            <text:p>Entry type A</text:p>
          </draw:text-box>
        </draw:frame>
        <draw:frame draw:style-name="gr2" draw:text-style-name="P2" draw:layer="layout" svg:width="4.75cm" svg:height="1cm" svg:x="8cm" svg:y="6cm">
          <draw:text-box>
            <text:p>Entry type B</text:p>
          </draw:text-box>
        </draw:frame>
        <draw:custom-shape draw:style-name="gr1" draw:text-style-name="P1" draw:layer="layout" svg:width="11cm" svg:height="2cm" svg:x="1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3cm">
          <draw:text-box>
            <text:p>Channel type C</text:p>
          </draw:text-box>
        </draw:frame>
        <draw:frame draw:style-name="gr2" draw:text-style-name="P2" draw:layer="layout" svg:width="5cm" svg:height="1cm" svg:x="20.98cm" svg:y="3cm">
          <draw:text-box>
            <text:p>Channel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6cm">
          <draw:text-box>
            <text:p>Entry type C</text:p>
          </draw:text-box>
        </draw:frame>
        <draw:frame draw:style-name="gr2" draw:text-style-name="P2" draw:layer="layout" svg:width="4.75cm" svg:height="1cm" svg:x="21cm" svg:y="6cm">
          <draw:text-box>
            <text:p>Entry type D</text:p>
          </draw:text-box>
        </draw:frame>
      </draw:page>
      <draw:page draw:name="page4" draw:style-name="dp1" draw:master-page-name="Default">
        <draw:custom-shape draw:style-name="gr1" draw:text-style-name="P1" draw:layer="layout" svg:width="11cm" svg:height="2cm" svg:x="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3cm">
          <draw:text-box>
            <text:p>Channel type A</text:p>
          </draw:text-box>
        </draw:frame>
        <draw:frame draw:style-name="gr2" draw:text-style-name="P2" draw:layer="layout" svg:width="5cm" svg:height="1cm" svg:x="7.98cm" svg:y="3cm">
          <draw:text-box>
            <text:p>Channel type B</text:p>
          </draw:text-box>
        </draw:frame>
        <draw:custom-shape draw:style-name="gr3" draw:text-style-name="P1" draw:layer="layout" svg:width="11cm" svg:height="5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6cm">
          <draw:text-box>
            <text:p>Entry type A</text:p>
          </draw:text-box>
        </draw:frame>
        <draw:frame draw:style-name="gr2" draw:text-style-name="P2" draw:layer="layout" svg:width="4.75cm" svg:height="1cm" svg:x="8cm" svg:y="6cm">
          <draw:text-box>
            <text:p>Entry type B</text:p>
          </draw:text-box>
        </draw:frame>
        <draw:custom-shape draw:style-name="gr1" draw:text-style-name="P1" draw:layer="layout" svg:width="11cm" svg:height="2cm" svg:x="1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3cm">
          <draw:text-box>
            <text:p>Channel type C</text:p>
          </draw:text-box>
        </draw:frame>
        <draw:frame draw:style-name="gr2" draw:text-style-name="P2" draw:layer="layout" svg:width="5cm" svg:height="1cm" svg:x="20.98cm" svg:y="3cm">
          <draw:text-box>
            <text:p>Channel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6cm">
          <draw:text-box>
            <text:p>Entry type C</text:p>
          </draw:text-box>
        </draw:frame>
        <draw:frame draw:style-name="gr2" draw:text-style-name="P2" draw:layer="layout" svg:width="4.75cm" svg:height="1cm" svg:x="21cm" svg:y="6cm">
          <draw:text-box>
            <text:p>Entry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75cm" svg:height="1.5cm" svg:x="14.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75cm" svg:height="1cm" svg:x="15cm" svg:y="8.25cm">
          <draw:text-box>
            <text:p><text:span text:style-name="T1">Events</text:span></text:p>
          </draw:text-box>
        </draw:frame>
      </draw:page>
      <draw:page draw:name="page5" draw:style-name="dp1" draw:master-page-name="Default">
        <draw:custom-shape draw:style-name="gr5" draw:text-style-name="P3" draw:layer="layout" svg:width="12cm" svg:height="12cm" svg:x="14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2cm" svg:height="12cm" svg:x="1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cm" svg:height="2cm" svg:x="2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7cm">
          <draw:text-box>
            <text:p>Channel type A</text:p>
          </draw:text-box>
        </draw:frame>
        <draw:frame draw:style-name="gr2" draw:text-style-name="P2" draw:layer="layout" svg:width="5cm" svg:height="1cm" svg:x="7.98cm" svg:y="7cm">
          <draw:text-box>
            <text:p>Channel type B</text:p>
          </draw:text-box>
        </draw:frame>
        <draw:custom-shape draw:style-name="gr3" draw:text-style-name="P1" draw:layer="layout" svg:width="11cm" svg:height="5.5cm" svg:x="2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10cm">
          <draw:text-box>
            <text:p>Entry type A</text:p>
          </draw:text-box>
        </draw:frame>
        <draw:frame draw:style-name="gr2" draw:text-style-name="P2" draw:layer="layout" svg:width="4.75cm" svg:height="1cm" svg:x="8cm" svg:y="10cm">
          <draw:text-box>
            <text:p>Entry type B</text:p>
          </draw:text-box>
        </draw:frame>
        <draw:custom-shape draw:style-name="gr1" draw:text-style-name="P1" draw:layer="layout" svg:width="11cm" svg:height="2cm" svg:x="1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7cm">
          <draw:text-box>
            <text:p>Channel type C</text:p>
          </draw:text-box>
        </draw:frame>
        <draw:frame draw:style-name="gr2" draw:text-style-name="P2" draw:layer="layout" svg:width="5cm" svg:height="1cm" svg:x="20.98cm" svg:y="7cm">
          <draw:text-box>
            <text:p>Channel type D</text:p>
          </draw:text-box>
        </draw:frame>
        <draw:custom-shape draw:style-name="gr3" draw:text-style-name="P1" draw:layer="layout" svg:width="11cm" svg:height="5.5cm" svg:x="1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10cm">
          <draw:text-box>
            <text:p>Entry type C</text:p>
          </draw:text-box>
        </draw:frame>
        <draw:frame draw:style-name="gr2" draw:text-style-name="P2" draw:layer="layout" svg:width="4.75cm" svg:height="1cm" svg:x="21cm" svg:y="10cm">
          <draw:text-box>
            <text:p>Entry type D</text:p>
          </draw:text-box>
        </draw:frame>
        <draw:custom-shape draw:style-name="gr3" draw:text-style-name="P1" draw:layer="layout" svg:width="11cm" svg:height="5.5cm" svg:x="1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cm" svg:height="1cm" svg:x="2cm" svg:y="3cm">
          <draw:text-box>
            <text:p>Finder A</text:p>
          </draw:text-box>
        </draw:frame>
        <draw:frame draw:style-name="gr2" draw:text-style-name="P2" draw:layer="layout" svg:width="5cm" svg:height="1cm" svg:x="15cm" svg:y="3cm">
          <draw:text-box>
            <text:p>Finder B</text:p>
          </draw:text-box>
        </draw:frame>
        <draw:custom-shape draw:style-name="gr4" draw:text-style-name="P3" draw:layer="layout" svg:width="7.75cm" svg:height="1.5cm" svg:x="14.25cm" svg:y="4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75cm" svg:height="0.962cm" svg:x="14.75cm" svg:y="4.327cm">
          <draw:text-box>
            <text:p><text:span text:style-name="T1">Events</text:span></text:p>
          </draw:text-box>
        </draw:frame>
      </draw:page>
      <draw:page draw:name="page6" draw:style-name="dp1" draw:master-page-name="Default">
        <draw:custom-shape draw:style-name="gr8" draw:text-style-name="P6" draw:layer="layout" svg:width="9.5cm" svg:height="6.25cm" svg:x="15.5cm" svg:y="12.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cm" svg:y1="8cm" svg:x2="11cm" svg:y2="8cm">
          <text:p/>
        </draw:line>
        <draw:custom-shape draw:style-name="gr10" draw:layer="layout" svg:width="7cm" svg:height="8cm" svg:x="4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7" draw:layer="layout" svg:width="3.1cm" svg:height="2cm" svg:x="5.9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3.1cm" svg:height="2.25cm" svg:x="5.9cm" svg:y="16.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10" draw:layer="layout" svg:width="7cm" svg:height="8cm" svg:x="17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2" draw:layer="layout" svg:width="5cm" svg:height="1cm" svg:x="5cm" svg:y="4cm">
          <draw:text-box>
            <text:p>Channel type A</text:p>
          </draw:text-box>
        </draw:frame>
        <draw:frame draw:style-name="gr2" draw:text-style-name="P2" draw:layer="layout" svg:width="5.5cm" svg:height="1cm" svg:x="18cm" svg:y="4cm">
          <draw:text-box>
            <text:p>Entry type A</text:p>
          </draw:text-box>
        </draw:frame>
        <draw:frame draw:style-name="gr2" draw:text-style-name="P2" draw:layer="layout" svg:width="2.25cm" svg:height="1cm" svg:x="6.25cm" svg:y="13.35cm">
          <draw:text-box>
            <text:p>View</text:p>
          </draw:text-box>
        </draw:frame>
        <draw:frame draw:style-name="gr2" draw:text-style-name="P2" draw:layer="layout" svg:width="2.25cm" svg:height="1cm" svg:x="6.25cm" svg:y="16.85cm">
          <draw:text-box>
            <text:p>Index</text:p>
          </draw:text-box>
        </draw:frame>
        <draw:frame draw:style-name="gr13" draw:text-style-name="P2" draw:layer="layout" svg:width="4cm" svg:height="1.75cm" svg:x="12cm" svg:y="8.25cm">
          <draw:text-box>
            <text:p>Channel</text:p>
            <text:p>field</text:p>
          </draw:text-box>
        </draw:frame>
        <draw:line draw:style-name="gr14" draw:text-style-name="P1" draw:layer="layout" svg:x1="17cm" svg:y1="8cm" svg:x2="11cm" svg:y2="8cm">
          <text:p/>
        </draw:line>
        <draw:line draw:style-name="gr15" draw:text-style-name="P1" draw:layer="layout" svg:x1="7.4cm" svg:y1="15cm" svg:x2="7.4cm" svg:y2="16cm">
          <text:p/>
        </draw:line>
        <draw:custom-shape draw:style-name="gr16" draw:text-style-name="P8" draw:layer="layout" svg:width="0.999cm" svg:height="0.999cm" svg:x="1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999cm" svg:height="1cm" svg:x="1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999cm" svg:height="0.999cm" svg:x="16.016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cm" svg:height="1cm" svg:x="18cm" svg:y="13cm">
          <draw:text-box>
            <text:p>Admin-created config</text:p>
          </draw:text-box>
        </draw:frame>
        <draw:frame draw:style-name="gr2" draw:text-style-name="P2" draw:layer="layout" svg:width="8cm" svg:height="1cm" svg:x="18cm" svg:y="15cm">
          <draw:text-box>
            <text:p>Finders-created config</text:p>
          </draw:text-box>
        </draw:frame>
        <draw:frame draw:style-name="gr2" draw:text-style-name="P2" draw:layer="layout" svg:width="8cm" svg:height="1cm" svg:x="18cm" svg:y="17cm">
          <draw:text-box>
            <text:p>Code-defined fields</text:p>
          </draw:text-box>
        </draw:frame>
        <draw:frame draw:style-name="gr19" draw:text-style-name="P2" draw:layer="layout" svg:width="4cm" svg:height="2.384cm" svg:x="12cm" svg:y="5.116cm">
          <draw:text-box>
            <text:p>Channel types</text:p>
            <text:p>field</text:p>
          </draw:text-box>
        </draw:frame>
        <draw:line draw:style-name="gr14" draw:text-style-name="P1" draw:layer="layout" svg:x1="11cm" svg:y1="5cm" svg:x2="17cm" svg:y2="5cm">
          <text:p/>
        </draw:line>
        <draw:custom-shape draw:style-name="gr20" draw:text-style-name="P11" draw:layer="layout" svg:width="5cm" svg:height="1cm" svg:x="18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3" draw:layer="layout" svg:width="4.75cm" svg:height="1cm" svg:x="17.95cm" svg:y="7cm">
          <draw:text-box>
            <text:p text:style-name="P12"><text:span text:style-name="T2">Title sort field</text:span></text:p>
          </draw:text-box>
        </draw:frame>
        <draw:line draw:style-name="gr14" draw:text-style-name="P1" draw:layer="layout" svg:x1="7.45cm" svg:y1="11cm" svg:x2="7.45cm" svg:y2="13cm">
          <text:p/>
        </draw:line>
        <draw:frame draw:style-name="gr7" draw:text-style-name="P2" draw:layer="layout" svg:width="4cm" svg:height="0.962cm" svg:x="8cm" svg:y="11.45cm">
          <draw:text-box>
            <text:p>View fiel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902" svg:d="M564 0l-564 902h1131z"/>
    <draw:marker draw:name="Square" svg:viewBox="0 0 10 10" svg:d="M0 0h10v10h-10z"/>
    <draw:stroke-dash draw:name="Dash_20_Dot_20_4" draw:display-name="Dash Dot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nfig" style:family="graphic" style:parent-style-name="standard">
      <style:graphic-properties svg:stroke-width="0.081cm" svg:stroke-color="#008080" draw:marker-start-width="0.321cm" draw:marker-end-width="0.321cm" draw:fill="solid" draw:fill-color="#e6e64c" draw:textarea-horizontal-align="justify" draw:textarea-vertical-align="middle" draw:auto-grow-height="false" fo:padding-top="0.165cm" fo:padding-bottom="0.165cm" fo:padding-left="0.29cm" fo:padding-right="0.29cm"/>
      <style:paragraph-properties fo:text-align="center"/>
    </style:style>
    <style:style style:name="Entity" style:family="graphic" style:parent-style-name="standard">
      <style:graphic-properties draw:stroke-dash="Dash_20_Dot_20_4"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4.75cm" fo:min-width="3.75cm" fo:padding-top="0.165cm" fo:padding-bottom="0.165cm" fo:padding-left="0.29cm" fo:padding-right="0.29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achim Noreiko</meta:initial-creator>
    <meta:creation-date>2026-01-30T16:47:32.309678000</meta:creation-date>
    <dc:date>2026-02-04T15:01:33.851838000</dc:date>
    <dc:creator>Joachim Noreiko</dc:creator>
    <meta:editing-duration>P1DT2H37M58S</meta:editing-duration>
    <meta:editing-cycles>36</meta:editing-cycles>
    <meta:generator>LibreOffice/26.2.0.3$MacOSX_AARCH64 LibreOffice_project/afbbd0df0edb6d40b450b0337ac646b0913a760c</meta:generator>
    <meta:print-date>2026-02-04T10:54:14.404139000</meta:print-date>
    <meta:printed-by>PDF files: Joachim Noreiko</meta:printed-by>
    <meta:document-statistic meta:object-count="81"/>
  </office:meta>
</office:document-meta>
</file>